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fr" fo:country="FR"/>
    </style:style>
    <style:style style:name="P2" style:parent-style-name="Normal" style:family="paragraph">
      <style:text-properties fo:language="fr" fo:country="FR"/>
    </style:style>
    <style:style style:name="T3" style:parent-style-name="Policepardéfaut" style:family="text">
      <style:text-properties fo:language="fr" fo:country="FR"/>
    </style:style>
    <style:style style:name="T4" style:parent-style-name="Lienhypertexte" style:family="text">
      <style:text-properties fo:language="fr" fo:country="FR"/>
    </style:style>
    <style:style style:name="P5" style:parent-style-name="Normal" style:family="paragraph">
      <style:text-properties fo:language="fr" fo:country="FR"/>
    </style:style>
    <style:style style:name="P6" style:parent-style-name="Normal" style:family="paragraph">
      <style:text-properties fo:language="fr" fo:country="FR"/>
    </style:style>
    <style:style style:name="P7" style:parent-style-name="Normal" style:family="paragraph">
      <style:text-properties fo:language="fr" fo:country="FR"/>
    </style:style>
    <style:style style:name="P8" style:parent-style-name="Normal" style:family="paragraph">
      <style:text-properties fo:language="fr" fo:country="FR"/>
    </style:style>
    <style:style style:name="P9" style:parent-style-name="Normal" style:family="paragraph">
      <style:text-properties fo:language="fr" fo:country="FR"/>
    </style:style>
    <style:style style:name="P10" style:parent-style-name="Normal" style:family="paragraph">
      <style:text-properties fo:language="fr" fo:country="FR"/>
    </style:style>
    <style:style style:name="P11" style:parent-style-name="Normal" style:family="paragraph">
      <style:text-properties fo:language="fr" fo:country="FR"/>
    </style:style>
    <style:style style:name="T12" style:parent-style-name="Policepardéfaut" style:family="text">
      <style:text-properties fo:language="fr" fo:country="FR"/>
    </style:style>
    <style:style style:name="T13" style:parent-style-name="Policepardéfaut" style:family="text">
      <style:text-properties fo:language="fr" fo:country="FR"/>
    </style:style>
    <style:style style:name="T14" style:parent-style-name="Policepardéfaut" style:family="text">
      <style:text-properties style:text-position="super 63.6%" fo:language="fr" fo:country="FR"/>
    </style:style>
    <style:style style:name="T15" style:parent-style-name="Policepardéfaut" style:family="text">
      <style:text-properties fo:language="fr" fo:country="FR"/>
    </style:style>
    <style:style style:name="P16" style:parent-style-name="Normal" style:family="paragraph">
      <style:text-properties fo:language="fr" fo:country="FR"/>
    </style:style>
    <style:style style:name="P17" style:parent-style-name="Normal" style:family="paragraph">
      <style:text-properties fo:language="fr" fo:country="FR"/>
    </style:style>
    <style:style style:name="P18" style:parent-style-name="Normal" style:family="paragraph">
      <style:text-properties fo:language="fr" fo:country="FR"/>
    </style:style>
    <style:style style:name="P19" style:parent-style-name="Normal" style:family="paragraph">
      <style:text-properties fo:language="fr" fo:country="FR"/>
    </style:style>
    <style:style style:name="P20" style:parent-style-name="Normal" style:family="paragraph">
      <style:text-properties fo:language="fr" fo:country="FR"/>
    </style:style>
    <style:style style:name="T21" style:parent-style-name="Policepardéfaut" style:family="text">
      <style:text-properties fo:language="fr" fo:country="FR"/>
    </style:style>
    <style:style style:name="T22" style:parent-style-name="Lienhypertexte" style:family="text">
      <style:text-properties fo:language="fr" fo:country="FR"/>
    </style:style>
    <style:style style:name="T23" style:parent-style-name="Policepardéfaut" style:family="text">
      <style:text-properties fo:language="fr" fo:country="FR"/>
    </style:style>
    <style:style style:name="P24" style:parent-style-name="Normal" style:family="paragraph">
      <style:text-properties fo:language="fr" fo:country="FR"/>
    </style:style>
    <style:style style:name="P25" style:parent-style-name="Normal" style:family="paragraph">
      <style:text-properties fo:language="fr" fo:country="FR"/>
    </style:style>
    <style:style style:name="P26" style:parent-style-name="Normal" style:family="paragraph">
      <style:text-properties fo:language="fr" fo:country="FR"/>
    </style:style>
    <style:style style:name="P27" style:parent-style-name="Normal" style:family="paragraph">
      <style:text-properties fo:language="fr" fo:country="FR"/>
    </style:style>
    <style:style style:name="P28" style:parent-style-name="Normal" style:family="paragraph">
      <style:text-properties fo:language="fr" fo:country="FR"/>
    </style:style>
    <style:style style:name="P29" style:parent-style-name="Normal" style:family="paragraph">
      <style:text-properties fo:language="fr" fo:country="FR"/>
    </style:style>
    <style:style style:name="P30" style:parent-style-name="Normal" style:family="paragraph">
      <style:text-properties fo:language="fr" fo:country="FR"/>
    </style:style>
    <style:style style:name="P31" style:parent-style-name="Normal" style:family="paragraph">
      <style:text-properties fo:language="fr" fo:country="FR"/>
    </style:style>
    <style:style style:name="T32" style:parent-style-name="Policepardéfaut" style:family="text">
      <style:text-properties fo:language="fr" fo:country="FR"/>
    </style:style>
    <style:style style:name="T33" style:parent-style-name="Lienhypertexte" style:family="text">
      <style:text-properties fo:language="fr" fo:country="FR"/>
    </style:style>
    <style:style style:name="P34" style:parent-style-name="Normal" style:family="paragraph">
      <style:text-properties fo:language="fr" fo:country="FR"/>
    </style:style>
    <style:style style:name="P35" style:parent-style-name="Normal" style:family="paragraph">
      <style:text-properties fo:language="fr" fo:country="FR"/>
    </style:style>
    <style:style style:name="P36" style:parent-style-name="Normal" style:family="paragraph">
      <style:text-properties fo:language="fr" fo:country="FR"/>
    </style:style>
    <style:style style:name="P37" style:parent-style-name="Normal" style:family="paragraph">
      <style:text-properties fo:language="fr" fo:country="FR"/>
    </style:style>
    <style:style style:name="P38" style:parent-style-name="Normal" style:family="paragraph">
      <style:text-properties fo:language="fr" fo:country="FR"/>
    </style:style>
    <style:style style:name="P39" style:parent-style-name="Normal" style:family="paragraph">
      <style:text-properties fo:language="fr" fo:country="FR"/>
    </style:style>
    <style:style style:name="P40" style:parent-style-name="Normal" style:family="paragraph">
      <style:text-properties fo:language="fr" fo:country="FR"/>
    </style:style>
    <style:style style:name="P41" style:parent-style-name="Normal"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P45" style:parent-style-name="Normal"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T50" style:parent-style-name="Policepardéfaut" style:family="text">
      <style:text-properties fo:language="fr" fo:country="FR"/>
    </style:style>
    <style:style style:name="T51" style:parent-style-name="Lienhypertexte" style:family="text">
      <style:text-properties fo:language="fr" fo:country="FR"/>
    </style:style>
    <style:style style:name="T52" style:parent-style-name="Policepardéfaut" style:family="text">
      <style:text-properties fo:language="fr" fo:country="FR"/>
    </style:style>
    <style:style style:name="P53" style:parent-style-name="Normal" style:family="paragraph">
      <style:text-properties fo:language="fr" fo:country="FR"/>
    </style:style>
    <style:style style:name="P54" style:parent-style-name="Normal" style:family="paragraph">
      <style:text-properties fo:language="fr" fo:country="FR"/>
    </style:style>
    <style:style style:name="P55" style:parent-style-name="Normal" style:family="paragraph">
      <style:text-properties fo:language="fr" fo:country="FR"/>
    </style:style>
    <style:style style:name="P56" style:parent-style-name="Normal" style:family="paragraph">
      <style:text-properties fo:language="fr" fo:country="FR"/>
    </style:style>
    <style:style style:name="P57" style:parent-style-name="Normal" style:family="paragraph">
      <style:text-properties fo:language="fr" fo:country="FR"/>
    </style:style>
    <style:style style:name="P58" style:parent-style-name="Normal" style:family="paragraph">
      <style:text-properties fo:language="fr" fo:country="FR"/>
    </style:style>
    <style:style style:name="T59" style:parent-style-name="Policepardéfaut" style:family="text">
      <style:text-properties fo:language="fr" fo:country="FR"/>
    </style:style>
    <style:style style:name="T60" style:parent-style-name="Lienhypertexte" style:family="text">
      <style:text-properties fo:language="fr" fo:country="FR"/>
    </style:style>
    <style:style style:name="P61" style:parent-style-name="Normal" style:family="paragraph">
      <style:text-properties fo:language="fr" fo:country="FR"/>
    </style:style>
    <style:style style:name="P62" style:parent-style-name="Normal" style:family="paragraph">
      <style:text-properties fo:language="fr" fo:country="FR"/>
    </style:style>
    <style:style style:name="P63" style:parent-style-name="Normal" style:family="paragraph">
      <style:text-properties fo:language="fr" fo:country="FR"/>
    </style:style>
    <style:style style:name="P64" style:parent-style-name="Normal"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Normal" style:family="paragraph">
      <style:text-properties fo:language="fr" fo:country="FR"/>
    </style:style>
    <style:style style:name="P75" style:parent-style-name="Normal" style:family="paragraph">
      <style:text-properties fo:language="fr" fo:country="FR"/>
    </style:style>
    <style:style style:name="P76" style:parent-style-name="Normal" style:family="paragraph">
      <style:text-properties fo:language="fr" fo:country="FR"/>
    </style:style>
    <style:style style:name="T77" style:parent-style-name="Policepardéfaut" style:family="text">
      <style:text-properties fo:language="fr" fo:country="FR"/>
    </style:style>
    <style:style style:name="T78" style:parent-style-name="Lienhypertexte" style:family="text">
      <style:text-properties fo:language="fr" fo:country="FR"/>
    </style:style>
    <style:style style:name="T79" style:parent-style-name="Policepardéfaut" style:family="text">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office:automatic-styles>
  <office:body>
    <office:text text:use-soft-page-breaks="true">
      <text:p text:style-name="P1">MAIL1</text:p>
      <text:p text:style-name="P2"/>
      <text:p text:style-name="Normal"><text:span text:style-name="T3">De :<text:s/></text:span><text:a xlink:href="mailto:julien.ferrier@epitech.eu" office:target-frame-name="_top" xlink:show="replace"><text:span text:style-name="T4">julien.ferrier@epitech.eu</text:span></text:a></text:p>
      <text:p text:style-name="Normal">A : jean-luc.moudenc@mairietoulouse.com</text:p>
      <text:p text:style-name="P5">Objet: Invitation conférence sur l’intelligence artificielle dans le domaine médicale à Toulouse le 15<text:s/>novembre 2019.</text:p>
      <text:p text:style-name="P6"/>
      <text:p text:style-name="P7">Monsieur Jean-Luc Moudenc, Maire de la ville de Toulouse,</text:p>
      <text:p text:style-name="P8"/>
      <text:p text:style-name="P9">Dans le cadre de ma formation en expert en informatique, et en tant que représentant du Pôle Intelligence artificielle de la promotion 2022 à Epitech Toulouse,</text:p>
      <text:p text:style-name="P10">C’est avec honneur qu’en votre qualité de représentant de la Mairie de la ville de Toulouse, je me permets de vous contacter en vue<text:s/>de l’annonce de votre nouveau programme et plus particulièrement sur la dimension sociale et médicale de ce dernier.</text:p>
      <text:p text:style-name="P11">La médecine est aujourd’hui en perpétuelle évolution et nous croyons fortement au développement de l’informatique et de l’intelligence artificielle dans ce domaine-là.</text:p>
      <text:p text:style-name="Normal"><text:span text:style-name="T12">Nous souhaiterions pouvoir vous convier à cette conférence au 40 boulevard de la Marquette le mardi 15 novembre 2019<text:s/></text:span><text:span text:style-name="T13">où se déroulera cet événement au 7</text:span><text:span text:style-name="T14">ième</text:span><text:span text:style-name="T15"><text:s/>étage du bâtiment IONIS à 10h.</text:span></text:p>
      <text:p text:style-name="P16">Cette conférence devrait durer<text:s/>environ 2h et nous organiserons un « brunch » dans les alentours de midi où nous espérons pouvoir compter sur votre présence pour pouvoir converser plus amplement au sujet de la conférence que j’animerai personnellement conjointement à mon équipe.</text:p>
      <text:p text:style-name="P17"/>
      <text:p text:style-name="P18">Fait à Toulouse le 15 octobre 2019.</text:p>
      <text:p text:style-name="P19"/>
      <text:p text:style-name="P20">Julien Ferrier</text:p>
      <text:p text:style-name="Normal"><text:span text:style-name="T21">Mail:<text:s/></text:span><text:a xlink:href="mailto:Julien.ferrier@epitech.eu" office:target-frame-name="_top" xlink:show="replace"><text:span text:style-name="T22">Julien.ferrier@epitech.eu</text:span></text:a><text:span text:style-name="T23"><text:s/></text:span></text:p>
      <text:p text:style-name="P24">Tel : 0634857431</text:p>
      <text:p text:style-name="P25">Représentant du Pôle Intelligence Artificielle</text:p>
      <text:p text:style-name="P26">Epitech Toulouse</text:p>
      <text:p text:style-name="P27"/>
      <text:p text:style-name="P28"/>
      <text:p text:style-name="P29"/>
      <text:soft-page-break/>
      <text:p text:style-name="P30">MAIL2</text:p>
      <text:p text:style-name="P31"/>
      <text:p text:style-name="Normal"><text:span text:style-name="T32">De :<text:s/></text:span><text:a xlink:href="mailto:julien.ferrier@epitech.eu" office:target-frame-name="_top" xlink:show="replace"><text:span text:style-name="T33">julien.ferrier@epitech.eu</text:span></text:a></text:p>
      <text:p text:style-name="P34">A : jean-luc.moudenc@mairietoulouse.com</text:p>
      <text:p text:style-name="P35">Objet: <text:s/>Evénement découverte Epitech et conférence sur<text:s/>l’Intelligence artificielle dans le domaine médicale à Toulouse le 15 novembre 2019.</text:p>
      <text:p text:style-name="P36"/>
      <text:p text:style-name="P37">Monsieur Jean-Luc Moudenc, Maire de la ville de Toulouse,</text:p>
      <text:p text:style-name="P38"/>
      <text:p text:style-name="P39">Je prends la liberté de vous contacter suite à ma précédente invitation à la conférence sur l’intelligence artificielle qui aura lieu au 40 boulevard de la marquette à Toulouse le 15 novembre prochain.</text:p>
      <text:p text:style-name="P40">En effet, comme cité, nous sommes admiratifs des nouvelles mesures que vous souhaitez instaurer dans le courant de l’année 2020 concernant l’assistance médicale robotisée et votre investissement dans le pôle de recherche médicale de Toulouse.</text:p>
      <text:p text:style-name="P41">C’est à cet effet que nous espérons pouvoir compter sur votre présence afin d’assister à notre conférence qui, je l’espère pourra surement vous prouver le soutien que nous portons à l’amélioration de la médecine.</text:p>
      <text:p text:style-name="P42">En tant qu’habitants de la ville de Toulouse,</text:p>
      <text:p text:style-name="P43">Mon équipe et moi-même vous remercions pour l’intérêt que vous porterez à ma demande,</text:p>
      <text:p text:style-name="P44">Je vous prie d’agréer,</text:p>
      <text:p text:style-name="P45">Monsieur Jean-Luc Moudenc, Maire de la ville de Toulouse, l’expression de ma respectueuse considération.</text:p>
      <text:p text:style-name="P46"/>
      <text:p text:style-name="P47">Fait à Toulouse le 22 octobre 2019.</text:p>
      <text:p text:style-name="P48"/>
      <text:p text:style-name="P49">Julien Ferrier</text:p>
      <text:p text:style-name="Normal"><text:span text:style-name="T50">Mail:<text:s/></text:span><text:a xlink:href="mailto:Julien.ferrier@epitech.eu" office:target-frame-name="_top" xlink:show="replace"><text:span text:style-name="T51">Julien.ferrier@epitech.eu</text:span></text:a><text:span text:style-name="T52"><text:s/></text:span></text:p>
      <text:p text:style-name="P53">Tel : 0634857431</text:p>
      <text:p text:style-name="P54">Représentant du Pôle Intelligence Artificielle</text:p>
      <text:p text:style-name="P55">Epitech<text:s/>Toulouse</text:p>
      <text:p text:style-name="P56"/>
      <text:soft-page-break/>
      <text:p text:style-name="P57">MAIL3</text:p>
      <text:p text:style-name="P58"/>
      <text:p text:style-name="Normal"><text:span text:style-name="T59">De :<text:s/></text:span><text:a xlink:href="mailto:julien.ferrier@epitech.eu" office:target-frame-name="_top" xlink:show="replace"><text:span text:style-name="T60">julien.ferrier@epitech.eu</text:span></text:a></text:p>
      <text:p text:style-name="P61">A : jean-luc.moudenc@mairietoulouse.com</text:p>
      <text:p text:style-name="P62">Objet: Invitation conférence sur l’intelligence artificielle dans le domaine médicale à Toulouse le 15<text:s/>novembre 2019.</text:p>
      <text:p text:style-name="P63"/>
      <text:p text:style-name="P64">Monsieur Jean-Luc Moudenc, Maire de la ville de Toulouse,</text:p>
      <text:p text:style-name="P65"/>
      <text:p text:style-name="P66">C’est avec le plus grand des plaisirs que nous avions reçus votre lettre de participation à notre conférence sur l’intelligence artificielle dans le domaine médicale le 15 novembre<text:s/>prochain.</text:p>
      <text:p text:style-name="P67">Votre venu est pour nous, le meilleur moyen de pouvoir vous présenter nos éléments d’excellence de ce <text:s/>domaine dans votre ville.</text:p>
      <text:p text:style-name="P68">Suite à votre acceptation, nous avons pris la liberté d’organiser un cours discours sur l’école Epitech, sa pédagogie<text:s/>et sur l’avenir des ressortissants étudiants prochainement sur le marché de l’emploi dont la grande majorité sont orientés dans l’intelligence artificielle.</text:p>
      <text:p text:style-name="P69">Nous souhaitions absolument à vous montrer nos ambitions de former de futurs informaticiens spécialisés dans l’intelligence artificielle capables, je l’espère, de remédier à de nombreux problème dans ce domaine.<text:s/></text:p>
      <text:p text:style-name="P70">Je vous remercie infiniment pour l’intérêt que vous portez à nos croyances et à nos ambitions sur l’amélioration médicale.</text:p>
      <text:p text:style-name="P71"/>
      <text:p text:style-name="P72">Monsieur Jean-Luc<text:s/>Moudenc, Maire de la ville de Toulouse, l’expression de ma respectueuse considération.</text:p>
      <text:p text:style-name="P73"/>
      <text:p text:style-name="P74">Fait à Toulouse le 22 octobre 2019.</text:p>
      <text:p text:style-name="P75"/>
      <text:p text:style-name="P76">Julien Ferrier</text:p>
      <text:p text:style-name="Normal"><text:span text:style-name="T77">Mail:<text:s/></text:span><text:a xlink:href="mailto:Julien.ferrier@epitech.eu" office:target-frame-name="_top" xlink:show="replace"><text:span text:style-name="T78">Julien.ferrier@epitech.eu</text:span></text:a><text:span text:style-name="T79"><text:s/></text:span></text:p>
      <text:p text:style-name="P80">Tel : 0634857431</text:p>
      <text:p text:style-name="P81">Représentant du<text:s/>Pôle Intelligence Artificielle</text:p>
      <text:p text:style-name="P82">Epitech Toulouse</text:p>
      <text:p text:style-name="P83"/>
      <text:p text:style-name="P84"/>
      <text:p text:style-name="P85"/>
      <text:p text:style-name="P86"/>
      <text:p text:style-name="P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lien Ferrier</meta:initial-creator>
    <dc:creator>Julien Ferrier</dc:creator>
    <meta:creation-date>2019-10-27T16:08:00Z</meta:creation-date>
    <dc:date>2019-10-27T16:08:00Z</dc:date>
    <meta:template xlink:href="Normal.dotm" xlink:type="simple"/>
    <meta:editing-cycles>2</meta:editing-cycles>
    <meta:editing-duration>PT60S</meta:editing-duration>
    <meta:document-statistic meta:page-count="4" meta:paragraph-count="9" meta:word-count="686" meta:character-count="4589" meta:row-count="32" meta:non-whitespace-character-count="3912"/>
  </office:meta>
</office:document-meta>
</file>